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799in"/>
    </style:style>
    <style:style style:name="co2" style:family="table-column">
      <style:table-column-properties fo:break-before="auto" style:column-width="3.548in"/>
    </style:style>
    <style:style style:name="co3" style:family="table-column">
      <style:table-column-properties fo:break-before="auto" style:column-width="0.9535in"/>
    </style:style>
    <style:style style:name="co4" style:family="table-column">
      <style:table-column-properties fo:break-before="auto" style:column-width="2.0783in"/>
    </style:style>
    <style:style style:name="co5" style:family="table-column">
      <style:table-column-properties fo:break-before="auto" style:column-width="2.1575in"/>
    </style:style>
    <style:style style:name="co6" style:family="table-column">
      <style:table-column-properties fo:break-before="auto" style:column-width="1.1126in"/>
    </style:style>
    <style:style style:name="ro1" style:family="table-row">
      <style:table-row-properties style:row-height="0.1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office:value-type="string">
            <text:p>pdf文件位置</text:p>
          </table:table-cell>
          <table:table-cell table:number-columns-repeated="1023"/>
        </table:table-row>
        <table:table-row table:style-name="ro1">
          <table:table-cell office:value-type="string">
            <text:p>标题</text:p>
          </table:table-cell>
          <table:table-cell table:number-columns-repeated="1023"/>
        </table:table-row>
        <table:table-row table:style-name="ro1">
          <table:table-cell office:value-type="string">
            <text:p>卷</text:p>
          </table:table-cell>
          <table:table-cell table:number-columns-repeated="1023"/>
        </table:table-row>
        <table:table-row table:style-name="ro1">
          <table:table-cell office:value-type="string">
            <text:p>期</text:p>
          </table:table-cell>
          <table:table-cell table:number-columns-repeated="1023"/>
        </table:table-row>
        <table:table-row table:style-name="ro1">
          <table:table-cell office:value-type="string">
            <text:p>年份</text:p>
          </table:table-cell>
          <table:table-cell table:number-columns-repeated="1023"/>
        </table:table-row>
        <table:table-row table:style-name="ro1">
          <table:table-cell office:value-type="string">
            <text:p>页码修正</text:p>
          </table:table-cell>
          <table:table-cell table:number-columns-repeated="1023"/>
        </table:table-row>
        <table:table-row table:style-name="ro1">
          <table:table-cell office:value-type="string">
            <text:p>期刊路径</text:p>
          </table:table-cell>
          <table:table-cell table:number-columns-repeated="1023"/>
        </table:table-row>
        <table:table-row table:style-name="ro1">
          <table:table-cell office:value-type="string">
            <text:p>管理员账户名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栏目</text:p>
          </table:table-cell>
          <table:table-cell office:value-type="string">
            <text:p>文章标题</text:p>
          </table:table-cell>
          <table:table-cell office:value-type="string">
            <text:p>摘要</text:p>
          </table:table-cell>
          <table:table-cell office:value-type="string">
            <text:p>作者中文名</text:p>
          </table:table-cell>
          <table:table-cell office:value-type="string">
            <text:p>作者英文名</text:p>
          </table:table-cell>
          <table:table-cell office:value-type="string">
            <text:p>页码</text:p>
          </table:table-cell>
          <table:table-cell table:number-columns-repeated="1018"/>
        </table:table-row>
        <table:table-row table:style-name="ro1">
          <table:table-cell office:value-type="string">
            <text:p>马克思主义理论研讨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毛泽东思想的实践特征</text:p>
          </table:table-cell>
          <table:table-cell office:value-type="string">
            <text:p>无</text:p>
          </table:table-cell>
          <table:table-cell office:value-type="string">
            <text:p>强以华</text:p>
          </table:table-cell>
          <table:table-cell office:value-type="string">
            <text:p>QIANG Yihua</text:p>
          </table:table-cell>
          <table:table-cell office:value-type="string">
            <text:p>31-3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鉴定马克思主义的理论信仰</text:p>
          </table:table-cell>
          <table:table-cell office:value-type="string">
            <text:p>无</text:p>
          </table:table-cell>
          <table:table-cell office:value-type="string">
            <text:p>曹桂芝</text:p>
          </table:table-cell>
          <table:table-cell office:value-type="string">
            <text:p>Cao Guizhi</text:p>
          </table:table-cell>
          <table:table-cell office:value-type="string">
            <text:p>38-42</text:p>
          </table:table-cell>
          <table:table-cell table:number-columns-repeated="1018"/>
        </table:table-row>
        <table:table-row table:style-name="ro1">
          <table:table-cell office:value-type="string">
            <text:p>经济纵横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人力资本价值的研讨</text:p>
          </table:table-cell>
          <table:table-cell office:value-type="string">
            <text:p>无</text:p>
          </table:table-cell>
          <table:table-cell office:value-type="string">
            <text:p>刘思伟，徐志耀</text:p>
          </table:table-cell>
          <table:table-cell office:value-type="string">
            <text:p>LIU Siwei，XU Zhiyao</text:p>
          </table:table-cell>
          <table:table-cell office:value-type="string">
            <text:p>43-45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宋体" svg:font-family="宋体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￥</number:text>
      <number:number number:decimal-places="0" number:min-integer-digits="1" number:grouping="true"/>
      <number:text> </number:text>
    </number:number-style>
    <number:number-style style:name="N117P1" style:volatile="true">
      <number:text> ￥-</number:text>
      <number:number number:decimal-places="0" number:min-integer-digits="1" number:grouping="true"/>
      <number:text> </number:text>
    </number:number-style>
    <number:number-style style:name="N117P2" style:volatile="true">
      <number:text> ￥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￥</number:text>
      <number:number number:decimal-places="2" number:min-integer-digits="1" number:grouping="true"/>
      <number:text> </number:text>
    </number:number-style>
    <number:number-style style:name="N119P1" style:volatile="true">
      <number:text> ￥-</number:text>
      <number:number number:decimal-places="2" number:min-integer-digits="1" number:grouping="true"/>
      <number:text> </number:text>
    </number:number-style>
    <number:number-style style:name="N119P2" style:volatile="true">
      <number:text> ￥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time-style style:name="N5131" number:language="en" number:country="US">
      <number:minutes number:style="long"/>
      <number:text>:</number:text>
      <number:seconds number:style="long"/>
    </number:time-style>
    <number:time-style style:name="N513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3" number:language="en" number:country="US">
      <number:minutes number:style="long"/>
      <number:text>:</number:text>
      <number:seconds number:style="long" number:decimal-places="1"/>
    </number:time-style>
    <number:number-style style:name="N513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nyue</meta:initial-creator>
    <meta:creation-date>2013-06-17T10:17:52</meta:creation-date>
    <dc:date>2013-06-17T10:20:37</dc:date>
    <meta:generator>LibreOffice/3.6$Linux_x86 LibreOffice_project/360m1$Build-2</meta:generator>
    <meta:document-statistic meta:table-count="3" meta:cell-count="31" meta:object-count="0"/>
    <meta:user-defined meta:name="KSOProductBuildVer">2052-9.1.0.4047</meta:user-defined>
  </office:meta>
</office:document-meta>
</file>